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8">
      <style:graphic-properties draw:fill="solid" draw:fill-color="#729fcf" draw:opacity="100%" draw:stroke="solid" svg:stroke-width="0.02778in" svg:stroke-color="#3465a4" svg:stroke-opacity="100%"/>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draw:fill="solid" draw:fill-color="#729fcf" draw:opacity="100%" draw:stroke="solid" svg:stroke-width="0.02778in" svg:stroke-color="#3465a4" svg:stroke-opacity="100%"/>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6" style:parent-style-name="Graphics">
      <style:graphic-properties draw:fill="none" fo:clip="rect(0in, 0in, 0in, 0in)" draw:stroke="none" draw:luminance="0%" draw:contrast="0%" draw:image-opacity="100%"/>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draw:fill="solid" draw:fill-color="#729fcf" draw:opacity="100%" draw:stroke="solid" svg:stroke-width="0.02778in" svg:stroke-color="#3465a4" svg:stroke-opacity="100%"/>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draw:fill="solid" draw:fill-color="#729fcf" draw:opacity="100%" draw:stroke="solid" svg:stroke-width="0.02778in" svg:stroke-color="#3465a4" svg:stroke-opacity="100%"/>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parent-style-name="Graphics">
      <style:graphic-properties draw:fill="none" fo:clip="rect(0.06419in, 2.11925in, 0in, 1.9165in)" draw:stroke="none" draw:luminance="0%" draw:contrast="0%" draw:image-opacity="100%"/>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solid" draw:fill-color="#729fcf" draw:opacity="100%" draw:stroke="solid" svg:stroke-width="0.02778in" svg:stroke-color="#3465a4" svg:stroke-opacity="100%"/>
    </style:style>
    <style:style style:family="presentation" style:name="a1061">
      <style:graphic-properties draw:fill="solid" draw:fill-color="#729fcf" draw:opacity="100%" draw:stroke="solid" svg:stroke-width="0.02778in" svg:stroke-color="#3465a4" svg:stroke-opacity="100%"/>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resentation" style:name="a1081">
      <style:graphic-properties draw:fill="solid" draw:fill-color="#729fcf" draw:opacity="100%" draw:stroke="solid" svg:stroke-width="0.02778in" svg:stroke-color="#3465a4" svg:stroke-opacity="100%"/>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solid" draw:fill-color="#729fcf" draw:opacity="100%" draw:stroke="solid" svg:stroke-width="0.02778in" svg:stroke-color="#3465a4" svg:stroke-opacity="100%"/>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0">
      <style:graphic-properties draw:fill="solid" draw:fill-color="#729fcf" draw:opacity="100%" draw:stroke="solid" svg:stroke-width="0.02778in" svg:stroke-color="#3465a4" svg:stroke-opacity="100%"/>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draw:fill="solid" draw:fill-color="#729fcf" draw:opacity="100%" draw:stroke="solid" svg:stroke-width="0.02778in" svg:stroke-color="#3465a4" svg:stroke-opacity="100%"/>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solid" draw:fill-color="#729fcf" draw:opacity="100%" draw:stroke="solid" svg:stroke-width="0.02778in" svg:stroke-color="#3465a4" svg:stroke-opacity="100%"/>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solid" draw:fill-color="#729fcf" draw:opacity="100%" draw:stroke="solid" svg:stroke-width="0.02778in" svg:stroke-color="#3465a4" svg:stroke-opacity="100%"/>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6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draw:fill="solid" draw:fill-color="#729fcf" draw:opacity="100%" draw:stroke="solid" svg:stroke-width="0.02778in" svg:stroke-color="#3465a4" svg:stroke-opacity="100%"/>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229"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6">
              <text:list-item>
                <text:p text:style-name="a1145" text:class-names="" text:cond-style-name=""><text:span text:style-name="a1142" text:class-names="">mb-0 : ‘</text:span><text:span text:style-name="a1143" text:class-names="">margin-bottom</text:span><text:span text:style-name="a1144" text:class-names="">: 0’</text:span></text:p>
              </text:list-item>
            </text:list>
            <text:list text:style-name="a1153">
              <text:list-item>
                <text:p text:style-name="a1152" text:class-names="" text:cond-style-name=""><text:span text:style-name="a1147" text:class-names="">mb-md-0 :<text:s text:c="1"/></text:span><text:span text:style-name="a1148" text:class-names="">Medium</text:span><text:span text:style-name="a1149" text:class-names=""><text:s text:c="1"/>çözünürlükteki cihazlarda ‘</text:span><text:span text:style-name="a1150" text:class-names="">margin-bottom</text:span><text:span text:style-name="a1151" text:class-names="">: 0’</text:span></text:p>
              </text:list-item>
            </text:list>
            <text:list text:style-name="a1167">
              <text:list-item>
                <text:p text:style-name="a1166" text:class-names="" text:cond-style-name=""><text:span text:style-name="a1154" text:class-names="">text-shadow</text:span><text:span text:style-name="a1155" text:class-names=""><text:s text:c="1"/>: Bu özellik bir element içindeki metne bir veya daha fazla gölge vermek için kullanılır. ‘</text:span><text:span text:style-name="a1156" text:class-names="">text-shadow</text:span><text:span text:style-name="a1157" text:class-names="">:<text:s text:c="1"/></text:span><text:span text:style-name="a1158" text:class-names="">px</text:span><text:span text:style-name="a1159" text:class-names="">(yatay)<text:s text:c="1"/></text:span><text:span text:style-name="a1160" text:class-names="">px</text:span><text:span text:style-name="a1161" text:class-names="">(dikey)<text:s text:c="1"/></text:span><text:span text:style-name="a1162" text:class-names="">px</text:span><text:span text:style-name="a1163" text:class-names="">(bulanıklık)<text:s text:c="1"/></text:span><text:span text:style-name="a1164" text:class-names="">color</text:span><text:span text:style-name="a1165" text:class-names="">’</text:span></text:p>
              </text:list-item>
            </text:list>
            <text:list text:style-name="a1173">
              <text:list-item>
                <text:p text:style-name="a1172" text:class-names="" text:cond-style-name=""><text:span text:style-name="a1168" text:class-names="">list-unstyled</text:span><text:span text:style-name="a1169" text:class-names=""><text:s text:c="1"/>:<text:s text:c="1"/></text:span><text:span text:style-name="a1170" text:class-names="">Bootstrap</text:span><text:span text:style-name="a1171" text:class-names=""><text:s text:c="1"/>sınıfıdır. Liste elemanlarını herhangi bir stil olmadan listeler.</text:span></text:p>
              </text:list-item>
            </text:list>
            <text:list text:style-name="a1186">
              <text:list-item>
                <text:p text:style-name="a1185" text:class-names="" text:cond-style-name=""><text:span text:style-name="a1174" text:class-names="">git<text:s text:c="1"/></text:span><text:span text:style-name="a1175" text:class-names="">fast-forward</text:span><text:span text:style-name="a1176" text:class-names=""><text:s text:c="1"/>: Diğer<text:s text:c="1"/></text:span><text:span text:style-name="a1177" text:class-names="">branch'in</text:span><text:span text:style-name="a1178" text:class-names=""><text:s text:c="1"/>tüm<text:s text:c="1"/></text:span><text:span text:style-name="a1179" text:class-names="">commit'lerini</text:span><text:span text:style-name="a1180" text:class-names=""><text:s text:c="1"/>ortak<text:s text:c="1"/></text:span><text:span text:style-name="a1181" text:class-names="">commit'in</text:span><text:span text:style-name="a1182" text:class-names=""><text:s text:c="1"/>üzerine ekleyerek<text:s text:c="1"/></text:span><text:span text:style-name="a1183" text:class-names="">merge</text:span><text:span text:style-name="a1184" text:class-names=""><text:s text:c="1"/>işlemini yapar.</text:span></text:p>
              </text:list-item>
            </text:list>
            <text:list text:style-name="a1191">
              <text:list-item>
                <text:p text:style-name="a1190" text:class-names="" text:cond-style-name=""><text:span text:style-name="a1187" text:class-names="">git<text:s text:c="1"/></text:span><text:span text:style-name="a1188" text:class-names="">rebase</text:span><text:span text:style-name="a1189" text:class-names=""><text:s text:c="1"/>: Bir daldaki değişiklikleri başka bir dala birleştirmek için kullanılır.</text:span></text:p>
              </text:list-item>
            </text:list>
            <text:list text:style-name="a1225">
              <text:list-item>
                <text:p text:style-name="a1224" text:class-names="" text:cond-style-name=""><text:span text:style-name="a1192" text:class-names="">git<text:s text:c="1"/></text:span><text:span text:style-name="a1193" text:class-names="">fast-forward-merge</text:span><text:span text:style-name="a1194" text:class-names="">:<text:s text:c="1"/></text:span><text:span text:style-name="a1195" text:class-names="">Feature</text:span><text:span text:style-name="a1196" text:class-names=""><text:s text:c="1"/></text:span><text:span text:style-name="a1197" text:class-names="">branch’iniz</text:span><text:span text:style-name="a1198" text:class-names=""><text:s text:c="1"/></text:span><text:span text:style-name="a1199" text:class-names="">master’a</text:span><text:span text:style-name="a1200" text:class-names=""><text:s text:c="1"/></text:span><text:span text:style-name="a1201" text:class-names="">merge</text:span><text:span text:style-name="a1202" text:class-names=""><text:s text:c="1"/>olacağı anda eğer<text:s text:c="1"/></text:span><text:span text:style-name="a1203" text:class-names="">master</text:span><text:span text:style-name="a1204" text:class-names=""><text:s text:c="1"/>üzerinde bir değişiklik (</text:span><text:span text:style-name="a1205" text:class-names="">commit</text:span><text:span text:style-name="a1206" text:class-names="">) olmamışsa, git varsayılan olarak<text:s text:c="1"/></text:span><text:span text:style-name="a1207" text:class-names="">master</text:span><text:span text:style-name="a1208" text:class-names=""><text:s text:c="1"/>hattının son<text:s text:c="1"/></text:span><text:span text:style-name="a1209" text:class-names="">commit</text:span><text:span text:style-name="a1210" text:class-names=""><text:s text:c="1"/></text:span><text:span text:style-name="a1211" text:class-names="">hash’i</text:span><text:span text:style-name="a1212" text:class-names=""><text:s text:c="1"/>olarak,<text:s text:c="1"/></text:span><text:span text:style-name="a1213" text:class-names="">feature</text:span><text:span text:style-name="a1214" text:class-names=""><text:s text:c="1"/></text:span><text:span text:style-name="a1215" text:class-names="">branch’in</text:span><text:span text:style-name="a1216" text:class-names=""><text:s text:c="1"/></text:span><text:span text:style-name="a1217" text:class-names="">hash’ini</text:span><text:span text:style-name="a1218" text:class-names=""><text:s text:c="1"/>alır. Bu duruma </text:span><text:span text:style-name="a1219" text:class-names="">Fast-Forward</text:span><text:span text:style-name="a1220" text:class-names=""><text:s text:c="1"/></text:span><text:span text:style-name="a1221" text:class-names="">Merging</text:span><text:span text:style-name="a1222" text:class-names=""> denir.</text:span><text:span text:style-name="a1223" text:class-names=""/></text:p>
              </text:list-item>
            </text:list>
            <text:list text:style-name="a1228">
              <text:list-item>
                <text:p text:style-name="a1227" text:class-names="" text:cond-style-name=""><text:span text:style-name="a1226" text:class-names=""/></text:p>
              </text:list-item>
            </text:list>
          </draw:text-box>
          <svg:title/>
          <svg:desc/>
        </draw:frame>
      </draw:page>
      <draw:page draw:name="Slide26" draw:style-name="a1230" draw:master-page-name="Master1-Layout2-obj-Title-and-Content" presentation:presentation-page-layout-name="Master1-PPL2" draw:id="Slide-281">
        <draw:frame draw:id="id192" presentation:style-name="a1233" draw:name="Title 1" svg:x="0.75792in" svg:y="0.33017in" svg:width="9.50846in" svg:height="1.19865in" presentation:class="title" presentation:placeholder="false">
          <draw:text-box>
            <text:p text:style-name="a1232" text:class-names="" text:cond-style-name=""><text:span text:style-name="a1231" text:class-names="">Library &amp; Framework</text:span></text:p>
          </draw:text-box>
          <svg:title/>
          <svg:desc/>
        </draw:frame>
        <draw:frame draw:id="id193" presentation:style-name="a1237"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238" draw:master-page-name="Master1-Layout2-obj-Title-and-Content" presentation:presentation-page-layout-name="Master1-PPL2" draw:id="Slide-282">
        <draw:frame draw:id="id194" presentation:style-name="a1241" draw:name="Title 1" svg:x="0.75792in" svg:y="0.33017in" svg:width="9.50846in" svg:height="1.19865in" presentation:class="title" presentation:placeholder="false">
          <draw:text-box>
            <text:p text:style-name="a1240" text:class-names="" text:cond-style-name=""><text:span text:style-name="a1239" text:class-names="">JDK &amp; SDK</text:span></text:p>
          </draw:text-box>
          <svg:title/>
          <svg:desc/>
        </draw:frame>
        <draw:frame draw:id="id195" presentation:style-name="a1254" draw:name="Content Placeholder 2" svg:x="0.75792in" svg:y="1.65083in" svg:width="9.50846in" svg:height="3.93472in" presentation:class="outline" presentation:placeholder="false">
          <draw:text-box>
            <text:list text:style-name="a1244">
              <text:list-item>
                <text:p text:style-name="a1243" text:class-names="" text:cond-style-name=""><text:span text:style-name="a1242"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Bir SDK, örnek kod ve teknik notlar veya diğer destekleyici belgeler içerir; JDK, bir dizi programlama aracı olan bileşenleri içerir.</text:span></text:p>
              </text:list-item>
            </text:list>
            <text:list text:style-name="a1253">
              <text:list-item>
                <text:p text:style-name="a1252" text:class-names="" text:cond-style-name=""><text:span text:style-name="a1251" text:class-names=""/></text:p>
              </text:list-item>
            </text:list>
          </draw:text-box>
          <svg:title/>
          <svg:desc/>
        </draw:frame>
      </draw:page>
      <draw:page draw:name="Slide28" draw:style-name="a1255" draw:master-page-name="Master1-Layout2-obj-Title-and-Content" presentation:presentation-page-layout-name="Master1-PPL2" draw:id="Slide-283">
        <draw:frame draw:id="id196" presentation:style-name="a1258" draw:name="Title 1" svg:x="0.75792in" svg:y="0.33017in" svg:width="9.50846in" svg:height="1.19865in" presentation:class="title" presentation:placeholder="false">
          <draw:text-box>
            <text:p text:style-name="a1257" text:class-names="" text:cond-style-name=""><text:span text:style-name="a1256" text:class-names="">Stack Memory &amp; HEAP Memory</text:span></text:p>
          </draw:text-box>
          <svg:title/>
          <svg:desc/>
        </draw:frame>
        <draw:frame draw:id="id197" presentation:style-name="a1265" draw:name="Content Placeholder 2" svg:x="0.75792in" svg:y="1.65083in" svg:width="9.50846in" svg:height="3.93472in" presentation:class="outline" presentation:placeholder="false">
          <draw:text-box>
            <text:list text:style-name="a1261">
              <text:list-item>
                <text:p text:style-name="a1260" text:class-names="" text:cond-style-name=""><text:span text:style-name="a1259"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64">
              <text:list-item>
                <text:p text:style-name="a1263" text:class-names="" text:cond-style-name=""><text:span text:style-name="a1262" text:class-names=""><text:line-break/></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21:08Z</dc:date>
    <meta:template xlink:href="Office%20Theme" xlink:type="simple"/>
    <meta:editing-cycles>10</meta:editing-cycles>
    <meta:editing-duration>PT7842S</meta:editing-duration>
    <meta:user-defined meta:name="TitusGUID">23aa5320-35ae-435b-a156-c1bbfc81beb5</meta:user-defined>
    <meta:user-defined meta:name="TURKCELLCLASSIFICATION">TURKCELL DAHİLİ</meta:user-defined>
    <meta:document-statistic meta:paragraph-count="169" meta:word-count="2152"/>
  </office:meta>
</office:document-meta>
</file>